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0.624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0.9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4000"/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&lt;0" style:apply-style-name="neg" style:base-cell-address="'outsat_mod1residue0,p_n2to50'.B2"/>
      <style:map style:condition="cell-content()=0" style:apply-style-name="null" style:base-cell-address="'outsat_mod1residue0,p_n2to50'.B2"/>
      <style:map style:condition="cell-content()=1" style:apply-style-name="gelb" style:base-cell-address="'outsat_mod1residue0,p_n2to50'.B2"/>
      <style:map style:condition="cell-content()&lt;-4" style:apply-style-name="minus4" style:base-cell-address="'outsat_mod1residue0,p_n2to50'.B2"/>
    </style:style>
    <style:style style:name="ce4" style:family="table-cell" style:parent-style-name="Default">
      <style:table-cell-properties fo:background-color="#ffbf00"/>
      <style:map style:condition="cell-content()&lt;0" style:apply-style-name="neg" style:base-cell-address="'outsat_mod1residue0,p_n2to50'.B2"/>
      <style:map style:condition="cell-content()=0" style:apply-style-name="null" style:base-cell-address="'outsat_mod1residue0,p_n2to50'.B2"/>
      <style:map style:condition="cell-content()=1" style:apply-style-name="gelb" style:base-cell-address="'outsat_mod1residue0,p_n2to50'.B2"/>
      <style:map style:condition="cell-content()&lt;-4" style:apply-style-name="minus4" style:base-cell-address="'outsat_mod1residue0,p_n2to50'.B2"/>
    </style:style>
    <style:style style:name="ce5" style:family="table-cell" style:parent-style-name="Default">
      <style:table-cell-properties fo:background-color="#ffff00"/>
      <style:map style:condition="cell-content()&lt;0" style:apply-style-name="neg" style:base-cell-address="'outsat_mod1residue0,p_n2to50'.B2"/>
      <style:map style:condition="cell-content()=0" style:apply-style-name="null" style:base-cell-address="'outsat_mod1residue0,p_n2to50'.B2"/>
      <style:map style:condition="cell-content()=1" style:apply-style-name="gelb" style:base-cell-address="'outsat_mod1residue0,p_n2to50'.B2"/>
      <style:map style:condition="cell-content()&lt;-4" style:apply-style-name="minus4" style:base-cell-address="'outsat_mod1residue0,p_n2to50'.B2"/>
    </style:style>
  </office:automatic-styles>
  <office:body>
    <office:spreadsheet>
      <table:calculation-settings table:automatic-find-labels="false" table:use-regular-expressions="false" table:use-wildcards="true"/>
      <table:table table:name="outsat_mod1residue0,p_n2to50" table:style-name="ta1" table:print-ranges="'outsat_mod1residue0,p_n2to50'.A1:'outsat_mod1residue0,p_n2to50'.AG31">
        <table:table-column table:style-name="co1" table:default-cell-style-name="ce1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90" table:default-cell-style-name="Default"/>
        <table:table-column table:style-name="co5" table:number-columns-repeated="54" table:default-cell-style-name="Default"/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modu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number-columns-repeated="2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number-columns-repeated="2"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number-columns-repeated="2"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4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3"/>
        </table:table-row>
        <table:table-row table:style-name="ro1" table:number-rows-repeated="1048526">
          <table:table-cell table:number-columns-repeated="178"/>
        </table:table-row>
        <table:table-row table:style-name="ro1">
          <table:table-cell table:number-columns-repeated="178"/>
        </table:table-row>
        <calcext:conditional-formats>
          <calcext:conditional-format calcext:target-range-address="'outsat_mod1residue0,p_n2to50'.B2:'outsat_mod1residue0,p_n2to50'.EY49">
            <calcext:condition calcext:apply-style-name="neg" calcext:value="&lt;0" calcext:base-cell-address="'outsat_mod1residue0,p_n2to50'.B2"/>
            <calcext:condition calcext:apply-style-name="null" calcext:value="=0" calcext:base-cell-address="'outsat_mod1residue0,p_n2to50'.B2"/>
            <calcext:condition calcext:apply-style-name="gelb" calcext:value="=1" calcext:base-cell-address="'outsat_mod1residue0,p_n2to50'.B2"/>
            <calcext:condition calcext:apply-style-name="minus4" calcext:value="&lt;-4" calcext:base-cell-address="'outsat_mod1residue0,p_n2to50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eg" style:family="table-cell" style:parent-style-name="Default">
      <style:table-cell-properties fo:background-color="#ffbf00"/>
    </style:style>
    <style:style style:name="null" style:family="table-cell" style:parent-style-name="Default">
      <style:table-cell-properties fo:background-color="#e0c2cd"/>
    </style:style>
    <style:style style:name="gelb" style:family="table-cell" style:parent-style-name="Default">
      <style:table-cell-properties fo:background-color="#ffff00"/>
    </style:style>
    <style:style style:name="minus4" style:family="table-cell" style:parent-style-name="Default">
      <style:table-cell-properties fo:background-color="#bbe33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3T12:21:40.392663204</dc:date>
    <meta:editing-duration>PT8M8S</meta:editing-duration>
    <meta:editing-cycles>2</meta:editing-cycles>
    <meta:generator>LibreOffice/7.3.7.2$Linux_X86_64 LibreOffice_project/30$Build-2</meta:generator>
    <meta:document-statistic meta:table-count="1" meta:cell-count="7595" meta:object-count="0"/>
  </office:meta>
</office:document-meta>
</file>